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hatch" draw:fill-hatch-name="Black_20_45_20_Degrees_20_Wid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861cm" svg:height="4.699cm" svg:x="6.817cm" svg:y="4.4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7cm" svg:height="2.667cm" svg:x="3.522cm" svg:y="6.46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027cm" svg:y1="10.271cm" svg:x2="16.621cm" svg:y2="10.271cm">
          <text:p/>
        </draw:line>
        <draw:custom-shape draw:style-name="gr3" draw:text-style-name="P1" draw:layer="layout" svg:width="1.122cm" svg:height="2.286cm" svg:x="1.269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23cm" svg:height="3.81cm" svg:x="2.422cm" svg:y="6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23cm" svg:height="2.286cm" svg:x="3.502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123cm" svg:height="7.493cm" svg:x="5.713cm" svg:y="2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22cm" svg:height="1.218cm" svg:x="4.556cm" svg:y="9.0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23cm" svg:height="5.815cm" svg:x="13.669cm" svg:y="4.4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23cm" svg:height="3.784cm" svg:x="14.792cm" svg:y="6.4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84cm" svg:height="3.784cm" svg:x="9.062cm" svg:y="6.4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49cm" svg:height="4.318cm" svg:x="11.308cm" svg:y="5.9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23cm" svg:height="2.286cm" svg:x="10.243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23cm" svg:height="1.218cm" svg:x="6.809cm" svg:y="9.0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3cm" svg:height="2.286cm" svg:x="7.932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22cm" svg:height="1.218cm" svg:x="12.548cm" svg:y="9.05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12cm" fo:page-height="12.8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u Xinyu</meta:initial-creator>
    <meta:creation-date>2014-07-30T15:10:21</meta:creation-date>
    <dc:date>2014-07-30T15:37:59</dc:date>
    <dc:creator>Liu Xinyu</dc:creator>
    <meta:editing-duration>PT4M28S</meta:editing-duration>
    <meta:editing-cycles>5</meta:editing-cycles>
    <meta:generator>LibreOffice/3.5$Linux_X86_64 LibreOffice_project/350m1$Build-2</meta:generator>
    <meta:document-statistic meta:object-count="16"/>
  </office:meta>
</office:document-meta>
</file>